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map style:condition="is-true-formula(([.C2] &lt; 0.05))" style:apply-style-name="Good" style:base-cell-address="'Consumer Staples'.A4"/>
    </style:style>
    <style:style style:name="ce6" style:family="table-cell" style:parent-style-name="Default">
      <style:map style:condition="is-true-formula(([.C4] &lt; 0.05))" style:apply-style-name="Good" style:base-cell-address="MEXBOL.A4"/>
    </style:style>
    <style:style style:name="ce2" style:family="table-cell" style:parent-style-name="Default" style:data-style-name="N61"/>
    <style:style style:name="ce8" style:family="table-cell" style:parent-style-name="Default">
      <style:map style:condition="is-true-formula(([.C4] &lt; 0.05))" style:apply-style-name="Good" style:base-cell-address="Telecommunications.A4"/>
    </style:style>
    <style:style style:name="ce9" style:family="table-cell" style:parent-style-name="Default">
      <style:map style:condition="is-true-formula(([.C4] &lt; 0.05))" style:apply-style-name="Good" style:base-cell-address="Materials.A4"/>
    </style:style>
    <style:style style:name="ce10" style:family="table-cell" style:parent-style-name="Default">
      <style:map style:condition="is-true-formula(([.C4] &lt; 0.05))" style:apply-style-name="Good" style:base-cell-address="Industrial.A4"/>
    </style:style>
    <style:style style:name="ce11" style:family="table-cell" style:parent-style-name="Default">
      <style:map style:condition="is-true-formula(([.C4] &lt; 0.05))" style:apply-style-name="Good" style:base-cell-address="Health.A4"/>
    </style:style>
    <style:style style:name="ce12" style:family="table-cell" style:parent-style-name="Default">
      <style:map style:condition="is-true-formula(([.C4] &lt; 0.05))" style:apply-style-name="Good" style:base-cell-address="Financial.A4"/>
    </style:style>
    <style:style style:name="ce13" style:family="table-cell" style:parent-style-name="Default">
      <style:map style:condition="is-true-formula(([.C4] &lt; 0.05))" style:apply-style-name="Good" style:base-cell-address="'Consumer Discretionary'.A4"/>
    </style:style>
  </office:automatic-styles>
  <office:body>
    <office:spreadsheet>
      <table:calculation-settings table:automatic-find-labels="false" table:use-regular-expressions="false" table:use-wildcards="true"/>
      <table:table table:name="Consumer Staples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3" office:value-type="string" calcext:value-type="string">
            <text:p>Consumer Staples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table:style-name="Default"/>
          <table:table-cell table:number-columns-repeated="2"/>
          <table:table-cell table:style-name="ce3" table:number-columns-repeated="9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1">
          <table:table-cell table:style-name="Default"/>
          <table:table-cell office:value-type="string" calcext:value-type="string">
            <text:p>Coeff</text:p>
          </table:table-cell>
          <table:table-cell office:value-type="string" calcext:value-type="string">
            <text:p>p-values</text:p>
          </table:table-cell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1377.160944" calcext:value-type="float">
            <text:p>-1377.160944</text:p>
          </table:table-cell>
          <table:table-cell office:value-type="float" office:value="0.00127" calcext:value-type="float">
            <text:p>0.00127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USDMXN</text:p>
          </table:table-cell>
          <table:table-cell office:value-type="float" office:value="166.938414" calcext:value-type="float">
            <text:p>166.938414</text:p>
          </table:table-cell>
          <table:table-cell office:value-type="float" office:value="0.190201" calcext:value-type="float">
            <text:p>0.19020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GDP_WorldBank</text:p>
          </table:table-cell>
          <table:table-cell office:value-type="float" office:value="8.737794" calcext:value-type="float">
            <text:p>8.737794</text:p>
          </table:table-cell>
          <table:table-cell office:value-type="float" office:value="0.556734" calcext:value-type="float">
            <text:p>0.556734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417.974987" calcext:value-type="float">
            <text:p>417.974987</text:p>
          </table:table-cell>
          <table:table-cell office:value-type="float" office:value="0.311985" calcext:value-type="float">
            <text:p>0.31198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-14.27034" calcext:value-type="float">
            <text:p>-14.27034</text:p>
          </table:table-cell>
          <table:table-cell office:value-type="float" office:value="0.642797" calcext:value-type="float">
            <text:p>0.642797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Nikkei 225</text:p>
          </table:table-cell>
          <table:table-cell office:value-type="float" office:value="-0.045877" calcext:value-type="float">
            <text:p>-0.045877</text:p>
          </table:table-cell>
          <table:table-cell office:value-type="float" office:value="0.546385" calcext:value-type="float">
            <text:p>0.54638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S&amp;PTSX</text:p>
          </table:table-cell>
          <table:table-cell office:value-type="float" office:value="-0.122074" calcext:value-type="float">
            <text:p>-0.122074</text:p>
          </table:table-cell>
          <table:table-cell office:value-type="float" office:value="0.392109" calcext:value-type="float">
            <text:p>0.39210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320877" calcext:value-type="float">
            <text:p>0.320877</text:p>
          </table:table-cell>
          <table:table-cell office:value-type="float" office:value="0.16598" calcext:value-type="float">
            <text:p>0.16598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1.Consumer Staples</text:p>
          </table:table-cell>
          <table:table-cell office:value-type="float" office:value="-0.131241" calcext:value-type="float">
            <text:p>-0.131241</text:p>
          </table:table-cell>
          <table:table-cell office:value-type="float" office:value="0.039663" calcext:value-type="float">
            <text:p>0.03966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USDMXN</text:p>
          </table:table-cell>
          <table:table-cell office:value-type="float" office:value="-52.664647" calcext:value-type="float">
            <text:p>-52.664647</text:p>
          </table:table-cell>
          <table:table-cell office:value-type="float" office:value="0.78273" calcext:value-type="float">
            <text:p>0.7827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GDP_WorldBank</text:p>
          </table:table-cell>
          <table:table-cell office:value-type="float" office:value="-27.440311" calcext:value-type="float">
            <text:p>-27.440311</text:p>
          </table:table-cell>
          <table:table-cell office:value-type="float" office:value="0.335892" calcext:value-type="float">
            <text:p>0.33589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-90.382444" calcext:value-type="float">
            <text:p>-90.382444</text:p>
          </table:table-cell>
          <table:table-cell office:value-type="float" office:value="0.898258" calcext:value-type="float">
            <text:p>0.898258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12.76465" calcext:value-type="float">
            <text:p>12.76465</text:p>
          </table:table-cell>
          <table:table-cell office:value-type="float" office:value="0.760025" calcext:value-type="float">
            <text:p>0.76002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Nikkei 225</text:p>
          </table:table-cell>
          <table:table-cell office:value-type="float" office:value="-0.088429" calcext:value-type="float">
            <text:p>-0.088429</text:p>
          </table:table-cell>
          <table:table-cell office:value-type="float" office:value="0.442373" calcext:value-type="float">
            <text:p>0.44237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S&amp;PTSX</text:p>
          </table:table-cell>
          <table:table-cell office:value-type="float" office:value="0.404436" calcext:value-type="float">
            <text:p>0.404436</text:p>
          </table:table-cell>
          <table:table-cell office:value-type="float" office:value="0.066236" calcext:value-type="float">
            <text:p>0.06623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348238" calcext:value-type="float">
            <text:p>-0.348238</text:p>
          </table:table-cell>
          <table:table-cell office:value-type="float" office:value="0.340566" calcext:value-type="float">
            <text:p>0.34056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2.Consumer Staples</text:p>
          </table:table-cell>
          <table:table-cell office:value-type="float" office:value="-0.080181" calcext:value-type="float">
            <text:p>-0.080181</text:p>
          </table:table-cell>
          <table:table-cell office:value-type="float" office:value="0.218988" calcext:value-type="float">
            <text:p>0.218988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USDMXN</text:p>
          </table:table-cell>
          <table:table-cell office:value-type="float" office:value="-53.771237" calcext:value-type="float">
            <text:p>-53.771237</text:p>
          </table:table-cell>
          <table:table-cell office:value-type="float" office:value="0.674142" calcext:value-type="float">
            <text:p>0.674142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GDP_WorldBank</text:p>
          </table:table-cell>
          <table:table-cell office:value-type="float" office:value="21.042571" calcext:value-type="float">
            <text:p>21.042571</text:p>
          </table:table-cell>
          <table:table-cell office:value-type="float" office:value="0.159736" calcext:value-type="float">
            <text:p>0.15973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-377.070077" calcext:value-type="float">
            <text:p>-377.070077</text:p>
          </table:table-cell>
          <table:table-cell office:value-type="float" office:value="0.356381" calcext:value-type="float">
            <text:p>0.35638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28.381192" calcext:value-type="float">
            <text:p>28.381192</text:p>
          </table:table-cell>
          <table:table-cell office:value-type="float" office:value="0.350286" calcext:value-type="float">
            <text:p>0.350286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Nikkei 225</text:p>
          </table:table-cell>
          <table:table-cell office:value-type="float" office:value="0.12469" calcext:value-type="float">
            <text:p>0.12469</text:p>
          </table:table-cell>
          <table:table-cell office:value-type="float" office:value="0.110387" calcext:value-type="float">
            <text:p>0.110387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S&amp;PTSX</text:p>
          </table:table-cell>
          <table:table-cell office:value-type="float" office:value="-0.367071" calcext:value-type="float">
            <text:p>-0.367071</text:p>
          </table:table-cell>
          <table:table-cell office:value-type="float" office:value="0.009969" calcext:value-type="float">
            <text:p>0.009969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0.028167" calcext:value-type="float">
            <text:p>0.028167</text:p>
          </table:table-cell>
          <table:table-cell office:value-type="float" office:value="0.904531" calcext:value-type="float">
            <text:p>0.90453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L3.Consumer Staples</text:p>
          </table:table-cell>
          <table:table-cell office:value-type="float" office:value="-0.085403" calcext:value-type="float">
            <text:p>-0.085403</text:p>
          </table:table-cell>
          <table:table-cell office:value-type="float" office:value="0.183858" calcext:value-type="float">
            <text:p>0.183858</text:p>
          </table:table-cell>
          <table:table-cell table:number-columns-repeated="21"/>
        </table:table-row>
        <calcext:conditional-formats>
          <calcext:conditional-format calcext:target-range-address="'Consumer Staples'.A2:'Consumer Staples'.A26">
            <calcext:condition calcext:apply-style-name="Good" calcext:value="formula-is(([.C2] &lt; 0.05))" calcext:base-cell-address="'Consumer Staples'.A4"/>
          </calcext:conditional-format>
        </calcext:conditional-formats>
      </table:table>
      <table:table table:name="MEXBOL" table:style-name="ta1">
        <table:table-column table:style-name="co2" table:default-cell-style-name="ce6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3" office:value-type="string" calcext:value-type="string">
            <text:p>MEXBOL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3"/>
        </table:table-row>
        <table:table-row table:style-name="ro3">
          <table:table-cell table:style-name="Default"/>
          <table:table-cell office:value-type="string" calcext:value-type="string">
            <text:p>Coeff</text:p>
          </table:table-cell>
          <table:table-cell table:style-name="Default" office:value-type="string" calcext:value-type="string">
            <text:p>p-values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393.632417" calcext:value-type="float">
            <text:p>-393.632417</text:p>
          </table:table-cell>
          <table:table-cell office:value-type="float" office:value="0.7343163" calcext:value-type="float">
            <text:p>7.34E-01</text:p>
          </table:table-cell>
        </table:table-row>
        <table:table-row table:style-name="ro2">
          <table:table-cell office:value-type="string" calcext:value-type="string">
            <text:p>L1.USDMXN</text:p>
          </table:table-cell>
          <table:table-cell office:value-type="float" office:value="-444.652969" calcext:value-type="float">
            <text:p>-444.652969</text:p>
          </table:table-cell>
          <table:table-cell office:value-type="float" office:value="0.3234208" calcext:value-type="float">
            <text:p>3.23E-01</text:p>
          </table:table-cell>
        </table:table-row>
        <table:table-row table:style-name="ro2">
          <table:table-cell office:value-type="string" calcext:value-type="string">
            <text:p>L1.International</text:p>
          </table:table-cell>
          <table:table-cell office:value-type="float" office:value="0.003136" calcext:value-type="float">
            <text:p>0.003136</text:p>
          </table:table-cell>
          <table:table-cell office:value-type="float" office:value="0.2558821" calcext:value-type="float">
            <text:p>2.56E-01</text:p>
          </table:table-cell>
        </table:table-row>
        <table:table-row table:style-name="ro2">
          <table:table-cell office:value-type="string" calcext:value-type="string">
            <text:p>L1.Mayan</text:p>
          </table:table-cell>
          <table:table-cell office:value-type="float" office:value="-2.411575" calcext:value-type="float">
            <text:p>-2.411575</text:p>
          </table:table-cell>
          <table:table-cell office:value-type="float" office:value="0.06933765" calcext:value-type="float">
            <text:p>6.93E-02</text:p>
          </table:table-cell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-8.009347" calcext:value-type="float">
            <text:p>-8.009347</text:p>
          </table:table-cell>
          <table:table-cell office:value-type="float" office:value="0.9910742" calcext:value-type="float">
            <text:p>9.91E-01</text:p>
          </table:table-cell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-13.888093" calcext:value-type="float">
            <text:p>-13.888093</text:p>
          </table:table-cell>
          <table:table-cell office:value-type="float" office:value="0.7960281" calcext:value-type="float">
            <text:p>7.96E-01</text:p>
          </table:table-cell>
        </table:table-row>
        <table:table-row table:style-name="ro2">
          <table:table-cell office:value-type="string" calcext:value-type="string">
            <text:p>L1.DAX</text:p>
          </table:table-cell>
          <table:table-cell office:value-type="float" office:value="-0.16919" calcext:value-type="float">
            <text:p>-0.16919</text:p>
          </table:table-cell>
          <table:table-cell office:value-type="float" office:value="0.6379342" calcext:value-type="float">
            <text:p>6.38E-01</text:p>
          </table:table-cell>
        </table:table-row>
        <table:table-row table:style-name="ro2">
          <table:table-cell office:value-type="string" calcext:value-type="string">
            <text:p>L1.Nikkei</text:p>
          </table:table-cell>
          <table:table-cell office:value-type="float" office:value="-0.280732" calcext:value-type="float">
            <text:p>-0.280732</text:p>
          </table:table-cell>
          <table:table-cell office:value-type="float" office:value="0.07865175" calcext:value-type="float">
            <text:p>7.87E-02</text:p>
          </table:table-cell>
        </table:table-row>
        <table:table-row table:style-name="ro2">
          <table:table-cell office:value-type="string" calcext:value-type="string">
            <text:p>L1.S&amp;P500</text:p>
          </table:table-cell>
          <table:table-cell office:value-type="float" office:value="-0.529206" calcext:value-type="float">
            <text:p>-0.529206</text:p>
          </table:table-cell>
          <table:table-cell office:value-type="float" office:value="0.8361195" calcext:value-type="float">
            <text:p>8.36E-01</text:p>
          </table:table-cell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425759" calcext:value-type="float">
            <text:p>0.425759</text:p>
          </table:table-cell>
          <table:table-cell office:value-type="float" office:value="0.2996147" calcext:value-type="float">
            <text:p>3.00E-01</text:p>
          </table:table-cell>
        </table:table-row>
        <table:table-row table:style-name="ro2">
          <table:table-cell office:value-type="string" calcext:value-type="string">
            <text:p>L1.MEXBOL</text:p>
          </table:table-cell>
          <table:table-cell office:value-type="float" office:value="1.218849" calcext:value-type="float">
            <text:p>1.218849</text:p>
          </table:table-cell>
          <table:table-cell office:value-type="float" office:value="8.278847E-042" calcext:value-type="float">
            <text:p>8.28E-42</text:p>
          </table:table-cell>
        </table:table-row>
        <table:table-row table:style-name="ro2">
          <table:table-cell office:value-type="string" calcext:value-type="string">
            <text:p>L2.USDMXN</text:p>
          </table:table-cell>
          <table:table-cell office:value-type="float" office:value="284.802223" calcext:value-type="float">
            <text:p>284.802223</text:p>
          </table:table-cell>
          <table:table-cell office:value-type="float" office:value="0.6684071" calcext:value-type="float">
            <text:p>6.68E-01</text:p>
          </table:table-cell>
        </table:table-row>
        <table:table-row table:style-name="ro2">
          <table:table-cell office:value-type="string" calcext:value-type="string">
            <text:p>L2.International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8904865" calcext:value-type="float">
            <text:p>8.90E-01</text:p>
          </table:table-cell>
        </table:table-row>
        <table:table-row table:style-name="ro2">
          <table:table-cell office:value-type="string" calcext:value-type="string">
            <text:p>L2.Mayan</text:p>
          </table:table-cell>
          <table:table-cell office:value-type="float" office:value="4.978223" calcext:value-type="float">
            <text:p>4.978223</text:p>
          </table:table-cell>
          <table:table-cell office:value-type="float" office:value="0.01041447" calcext:value-type="float">
            <text:p>1.04E-02</text:p>
          </table:table-cell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498.258051" calcext:value-type="float">
            <text:p>498.258051</text:p>
          </table:table-cell>
          <table:table-cell office:value-type="float" office:value="0.680593" calcext:value-type="float">
            <text:p>6.81E-01</text:p>
          </table:table-cell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-25.198016" calcext:value-type="float">
            <text:p>-25.198016</text:p>
          </table:table-cell>
          <table:table-cell office:value-type="float" office:value="0.7321898" calcext:value-type="float">
            <text:p>7.32E-01</text:p>
          </table:table-cell>
        </table:table-row>
        <table:table-row table:style-name="ro2">
          <table:table-cell office:value-type="string" calcext:value-type="string">
            <text:p>L2.DAX</text:p>
          </table:table-cell>
          <table:table-cell office:value-type="float" office:value="0.67502" calcext:value-type="float">
            <text:p>0.67502</text:p>
          </table:table-cell>
          <table:table-cell office:value-type="float" office:value="0.2233588" calcext:value-type="float">
            <text:p>2.23E-01</text:p>
          </table:table-cell>
        </table:table-row>
        <table:table-row table:style-name="ro2">
          <table:table-cell office:value-type="string" calcext:value-type="string">
            <text:p>L2.Nikkei</text:p>
          </table:table-cell>
          <table:table-cell office:value-type="float" office:value="0.11172" calcext:value-type="float">
            <text:p>0.11172</text:p>
          </table:table-cell>
          <table:table-cell office:value-type="float" office:value="0.6304882" calcext:value-type="float">
            <text:p>6.30E-01</text:p>
          </table:table-cell>
        </table:table-row>
        <table:table-row table:style-name="ro2">
          <table:table-cell office:value-type="string" calcext:value-type="string">
            <text:p>L2.S&amp;P500</text:p>
          </table:table-cell>
          <table:table-cell office:value-type="float" office:value="-1.027138" calcext:value-type="float">
            <text:p>-1.027138</text:p>
          </table:table-cell>
          <table:table-cell office:value-type="float" office:value="0.7845161" calcext:value-type="float">
            <text:p>7.85E-01</text:p>
          </table:table-cell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02536" calcext:value-type="float">
            <text:p>-0.02536</text:p>
          </table:table-cell>
          <table:table-cell office:value-type="float" office:value="0.9679748" calcext:value-type="float">
            <text:p>9.68E-01</text:p>
          </table:table-cell>
        </table:table-row>
        <table:table-row table:style-name="ro2">
          <table:table-cell office:value-type="string" calcext:value-type="string">
            <text:p>L2.MEXBOL</text:p>
          </table:table-cell>
          <table:table-cell office:value-type="float" office:value="-0.307321" calcext:value-type="float">
            <text:p>-0.307321</text:p>
          </table:table-cell>
          <table:table-cell office:value-type="float" office:value="0.01924906" calcext:value-type="float">
            <text:p>1.92E-02</text:p>
          </table:table-cell>
        </table:table-row>
        <table:table-row table:style-name="ro2">
          <table:table-cell office:value-type="string" calcext:value-type="string">
            <text:p>L3.USDMXN</text:p>
          </table:table-cell>
          <table:table-cell office:value-type="float" office:value="295.047697" calcext:value-type="float">
            <text:p>295.047697</text:p>
          </table:table-cell>
          <table:table-cell office:value-type="float" office:value="0.5169892" calcext:value-type="float">
            <text:p>5.17E-01</text:p>
          </table:table-cell>
        </table:table-row>
        <table:table-row table:style-name="ro2">
          <table:table-cell office:value-type="string" calcext:value-type="string">
            <text:p>L3.International</text:p>
          </table:table-cell>
          <table:table-cell office:value-type="float" office:value="-0.003454" calcext:value-type="float">
            <text:p>-0.003454</text:p>
          </table:table-cell>
          <table:table-cell office:value-type="float" office:value="0.198194" calcext:value-type="float">
            <text:p>1.98E-01</text:p>
          </table:table-cell>
        </table:table-row>
        <table:table-row table:style-name="ro2">
          <table:table-cell office:value-type="string" calcext:value-type="string">
            <text:p>L3.Mayan</text:p>
          </table:table-cell>
          <table:table-cell office:value-type="float" office:value="-2.795912" calcext:value-type="float">
            <text:p>-2.795912</text:p>
          </table:table-cell>
          <table:table-cell office:value-type="float" office:value="0.03469321" calcext:value-type="float">
            <text:p>3.47E-02</text:p>
          </table:table-cell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-414.517122" calcext:value-type="float">
            <text:p>-414.517122</text:p>
          </table:table-cell>
          <table:table-cell office:value-type="float" office:value="0.5672267" calcext:value-type="float">
            <text:p>5.67E-01</text:p>
          </table:table-cell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36.814691" calcext:value-type="float">
            <text:p>36.814691</text:p>
          </table:table-cell>
          <table:table-cell office:value-type="float" office:value="0.4946251" calcext:value-type="float">
            <text:p>4.95E-01</text:p>
          </table:table-cell>
        </table:table-row>
        <table:table-row table:style-name="ro2">
          <table:table-cell office:value-type="string" calcext:value-type="string">
            <text:p>L3.DAX</text:p>
          </table:table-cell>
          <table:table-cell office:value-type="float" office:value="-0.531793" calcext:value-type="float">
            <text:p>-0.531793</text:p>
          </table:table-cell>
          <table:table-cell office:value-type="float" office:value="0.1530876" calcext:value-type="float">
            <text:p>1.53E-01</text:p>
          </table:table-cell>
        </table:table-row>
        <table:table-row table:style-name="ro2">
          <table:table-cell office:value-type="string" calcext:value-type="string">
            <text:p>L3.Nikkei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716857" calcext:value-type="float">
            <text:p>1.72E-01</text:p>
          </table:table-cell>
        </table:table-row>
        <table:table-row table:style-name="ro2">
          <table:table-cell office:value-type="string" calcext:value-type="string">
            <text:p>L3.S&amp;P500</text:p>
          </table:table-cell>
          <table:table-cell office:value-type="float" office:value="0.471533" calcext:value-type="float">
            <text:p>0.471533</text:p>
          </table:table-cell>
          <table:table-cell office:value-type="float" office:value="0.8571997" calcext:value-type="float">
            <text:p>8.57E-01</text:p>
          </table:table-cell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-0.555258" calcext:value-type="float">
            <text:p>-0.555258</text:p>
          </table:table-cell>
          <table:table-cell office:value-type="float" office:value="0.1713947" calcext:value-type="float">
            <text:p>1.71E-01</text:p>
          </table:table-cell>
        </table:table-row>
        <table:table-row table:style-name="ro2">
          <table:table-cell office:value-type="string" calcext:value-type="string">
            <text:p>L3.MEXBOL</text:p>
          </table:table-cell>
          <table:table-cell office:value-type="float" office:value="0.081992" calcext:value-type="float">
            <text:p>0.081992</text:p>
          </table:table-cell>
          <table:table-cell office:value-type="float" office:value="0.3604325" calcext:value-type="float">
            <text:p>3.60E-01</text:p>
          </table:table-cell>
        </table:table-row>
        <calcext:conditional-formats>
          <calcext:conditional-format calcext:target-range-address="MEXBOL.A4:MEXBOL.A34">
            <calcext:condition calcext:apply-style-name="Good" calcext:value="formula-is(([.C4] &lt; 0.05))" calcext:base-cell-address="MEXBOL.A4"/>
          </calcext:conditional-format>
        </calcext:conditional-formats>
      </table:table>
      <table:table table:name="Telecommunications" table:style-name="ta1">
        <table:table-column table:style-name="co2" table:default-cell-style-name="ce8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3" office:value-type="string" calcext:value-type="string">
            <text:p>Telecommunications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3"/>
        </table:table-row>
        <table:table-row table:style-name="ro3">
          <table:table-cell table:style-name="Default"/>
          <table:table-cell office:value-type="string" calcext:value-type="string">
            <text:p>Coeff</text:p>
          </table:table-cell>
          <table:table-cell table:style-name="Default" office:value-type="string" calcext:value-type="string">
            <text:p>p-values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24.5583" calcext:value-type="float">
            <text:p>-24.5583</text:p>
          </table:table-cell>
          <table:table-cell office:value-type="float" office:value="0.2994769" calcext:value-type="float">
            <text:p>2.99E-01</text:p>
          </table:table-cell>
        </table:table-row>
        <table:table-row table:style-name="ro2">
          <table:table-cell office:value-type="string" calcext:value-type="string">
            <text:p>L1.USDMXN</text:p>
          </table:table-cell>
          <table:table-cell office:value-type="float" office:value="-12.812926" calcext:value-type="float">
            <text:p>-12.812926</text:p>
          </table:table-cell>
          <table:table-cell office:value-type="float" office:value="0.1599058" calcext:value-type="float">
            <text:p>1.60E-01</text:p>
          </table:table-cell>
        </table:table-row>
        <table:table-row table:style-name="ro2">
          <table:table-cell office:value-type="string" calcext:value-type="string">
            <text:p>L1.International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448767" calcext:value-type="float">
            <text:p>4.49E-01</text:p>
          </table:table-cell>
        </table:table-row>
        <table:table-row table:style-name="ro2">
          <table:table-cell office:value-type="string" calcext:value-type="string">
            <text:p>L1.Mayan</text:p>
          </table:table-cell>
          <table:table-cell office:value-type="float" office:value="-0.009628" calcext:value-type="float">
            <text:p>-0.009628</text:p>
          </table:table-cell>
          <table:table-cell office:value-type="float" office:value="0.7242896" calcext:value-type="float">
            <text:p>7.24E-01</text:p>
          </table:table-cell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5.431671" calcext:value-type="float">
            <text:p>5.431671</text:p>
          </table:table-cell>
          <table:table-cell office:value-type="float" office:value="0.715884" calcext:value-type="float">
            <text:p>7.16E-01</text:p>
          </table:table-cell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0.452066" calcext:value-type="float">
            <text:p>0.452066</text:p>
          </table:table-cell>
          <table:table-cell office:value-type="float" office:value="0.6934483" calcext:value-type="float">
            <text:p>6.93E-01</text:p>
          </table:table-cell>
        </table:table-row>
        <table:table-row table:style-name="ro2">
          <table:table-cell office:value-type="string" calcext:value-type="string">
            <text:p>L1.Nikkei</text:p>
          </table:table-cell>
          <table:table-cell office:value-type="float" office:value="-0.003303" calcext:value-type="float">
            <text:p>-0.003303</text:p>
          </table:table-cell>
          <table:table-cell office:value-type="float" office:value="0.1932512" calcext:value-type="float">
            <text:p>1.93E-01</text:p>
          </table:table-cell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011537" calcext:value-type="float">
            <text:p>0.011537</text:p>
          </table:table-cell>
          <table:table-cell office:value-type="float" office:value="0.1824996" calcext:value-type="float">
            <text:p>1.82E-01</text:p>
          </table:table-cell>
        </table:table-row>
        <table:table-row table:style-name="ro2">
          <table:table-cell office:value-type="string" calcext:value-type="string">
            <text:p>L1.Telecommunications</text:p>
          </table:table-cell>
          <table:table-cell office:value-type="float" office:value="1.07116" calcext:value-type="float">
            <text:p>1.07116</text:p>
          </table:table-cell>
          <table:table-cell office:value-type="float" office:value="4.116684E-047" calcext:value-type="float">
            <text:p>4.12E-47</text:p>
          </table:table-cell>
        </table:table-row>
        <table:table-row table:style-name="ro2">
          <table:table-cell office:value-type="string" calcext:value-type="string">
            <text:p>L2.USDMXN</text:p>
          </table:table-cell>
          <table:table-cell office:value-type="float" office:value="27.660411" calcext:value-type="float">
            <text:p>27.660411</text:p>
          </table:table-cell>
          <table:table-cell office:value-type="float" office:value="0.04488526" calcext:value-type="float">
            <text:p>4.49E-02</text:p>
          </table:table-cell>
        </table:table-row>
        <table:table-row table:style-name="ro2">
          <table:table-cell office:value-type="string" calcext:value-type="string">
            <text:p>L2.International</text:p>
          </table:table-cell>
          <table:table-cell office:value-type="float" office:value="-0.000066" calcext:value-type="float">
            <text:p>-6.6E-05</text:p>
          </table:table-cell>
          <table:table-cell office:value-type="float" office:value="0.4397761" calcext:value-type="float">
            <text:p>4.40E-01</text:p>
          </table:table-cell>
        </table:table-row>
        <table:table-row table:style-name="ro2">
          <table:table-cell office:value-type="string" calcext:value-type="string">
            <text:p>L2.Mayan</text:p>
          </table:table-cell>
          <table:table-cell office:value-type="float" office:value="0.023789" calcext:value-type="float">
            <text:p>0.023789</text:p>
          </table:table-cell>
          <table:table-cell office:value-type="float" office:value="0.5540414" calcext:value-type="float">
            <text:p>5.54E-01</text:p>
          </table:table-cell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-3.27813" calcext:value-type="float">
            <text:p>-3.27813</text:p>
          </table:table-cell>
          <table:table-cell office:value-type="float" office:value="0.8978219" calcext:value-type="float">
            <text:p>8.98E-01</text:p>
          </table:table-cell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-2.015445" calcext:value-type="float">
            <text:p>-2.015445</text:p>
          </table:table-cell>
          <table:table-cell office:value-type="float" office:value="0.1974241" calcext:value-type="float">
            <text:p>1.97E-01</text:p>
          </table:table-cell>
        </table:table-row>
        <table:table-row table:style-name="ro2">
          <table:table-cell office:value-type="string" calcext:value-type="string">
            <text:p>L2.Nikkei</text:p>
          </table:table-cell>
          <table:table-cell office:value-type="float" office:value="0.002695" calcext:value-type="float">
            <text:p>0.002695</text:p>
          </table:table-cell>
          <table:table-cell office:value-type="float" office:value="0.4643436" calcext:value-type="float">
            <text:p>4.64E-01</text:p>
          </table:table-cell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009324" calcext:value-type="float">
            <text:p>-0.009324</text:p>
          </table:table-cell>
          <table:table-cell office:value-type="float" office:value="0.4829068" calcext:value-type="float">
            <text:p>4.83E-01</text:p>
          </table:table-cell>
        </table:table-row>
        <table:table-row table:style-name="ro2">
          <table:table-cell office:value-type="string" calcext:value-type="string">
            <text:p>L2.Telecommunications</text:p>
          </table:table-cell>
          <table:table-cell office:value-type="float" office:value="-0.052043" calcext:value-type="float">
            <text:p>-0.052043</text:p>
          </table:table-cell>
          <table:table-cell office:value-type="float" office:value="0.6220536" calcext:value-type="float">
            <text:p>6.22E-01</text:p>
          </table:table-cell>
        </table:table-row>
        <table:table-row table:style-name="ro2">
          <table:table-cell office:value-type="string" calcext:value-type="string">
            <text:p>L3.USDMXN</text:p>
          </table:table-cell>
          <table:table-cell office:value-type="float" office:value="-12.881268" calcext:value-type="float">
            <text:p>-12.881268</text:p>
          </table:table-cell>
          <table:table-cell office:value-type="float" office:value="0.1593179" calcext:value-type="float">
            <text:p>1.59E-01</text:p>
          </table:table-cell>
        </table:table-row>
        <table:table-row table:style-name="ro2">
          <table:table-cell office:value-type="string" calcext:value-type="string">
            <text:p>L3.International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7416752" calcext:value-type="float">
            <text:p>7.42E-01</text:p>
          </table:table-cell>
        </table:table-row>
        <table:table-row table:style-name="ro2">
          <table:table-cell office:value-type="string" calcext:value-type="string">
            <text:p>L3.Mayan</text:p>
          </table:table-cell>
          <table:table-cell office:value-type="float" office:value="-0.020763" calcext:value-type="float">
            <text:p>-0.020763</text:p>
          </table:table-cell>
          <table:table-cell office:value-type="float" office:value="0.4379597" calcext:value-type="float">
            <text:p>4.38E-01</text:p>
          </table:table-cell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2.986066" calcext:value-type="float">
            <text:p>2.986066</text:p>
          </table:table-cell>
          <table:table-cell office:value-type="float" office:value="0.844337" calcext:value-type="float">
            <text:p>8.44E-01</text:p>
          </table:table-cell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1.306997" calcext:value-type="float">
            <text:p>1.306997</text:p>
          </table:table-cell>
          <table:table-cell office:value-type="float" office:value="0.251369" calcext:value-type="float">
            <text:p>2.51E-01</text:p>
          </table:table-cell>
        </table:table-row>
        <table:table-row table:style-name="ro2">
          <table:table-cell office:value-type="string" calcext:value-type="string">
            <text:p>L3.Nikkei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6613737" calcext:value-type="float">
            <text:p>6.61E-01</text:p>
          </table:table-cell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-0.006462" calcext:value-type="float">
            <text:p>-0.006462</text:p>
          </table:table-cell>
          <table:table-cell office:value-type="float" office:value="0.4510956" calcext:value-type="float">
            <text:p>4.51E-01</text:p>
          </table:table-cell>
        </table:table-row>
        <table:table-row table:style-name="ro2">
          <table:table-cell office:value-type="string" calcext:value-type="string">
            <text:p>L3.Telecommunications</text:p>
          </table:table-cell>
          <table:table-cell office:value-type="float" office:value="-0.023978" calcext:value-type="float">
            <text:p>-0.023978</text:p>
          </table:table-cell>
          <table:table-cell office:value-type="float" office:value="0.7529501" calcext:value-type="float">
            <text:p>7.53E-01</text:p>
          </table:table-cell>
        </table:table-row>
        <calcext:conditional-formats>
          <calcext:conditional-format calcext:target-range-address="Telecommunications.A4:Telecommunications.A28">
            <calcext:condition calcext:apply-style-name="Good" calcext:value="formula-is(([.C4] &lt; 0.05))" calcext:base-cell-address="Telecommunications.A4"/>
          </calcext:conditional-format>
        </calcext:conditional-formats>
      </table:table>
      <table:table table:name="Materials" table:style-name="ta1">
        <table:table-column table:style-name="co2" table:default-cell-style-name="ce9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3" office:value-type="string" calcext:value-type="string">
            <text:p>Materials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3"/>
        </table:table-row>
        <table:table-row table:style-name="ro3">
          <table:table-cell table:style-name="Default"/>
          <table:table-cell office:value-type="string" calcext:value-type="string">
            <text:p>Coeff</text:p>
          </table:table-cell>
          <table:table-cell table:style-name="Default" office:value-type="string" calcext:value-type="string">
            <text:p>p-values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69.742805" calcext:value-type="float">
            <text:p>-69.742805</text:p>
          </table:table-cell>
          <table:table-cell office:value-type="float" office:value="0.1413231" calcext:value-type="float">
            <text:p>1.41E-01</text:p>
          </table:table-cell>
        </table:table-row>
        <table:table-row table:style-name="ro2">
          <table:table-cell office:value-type="string" calcext:value-type="string">
            <text:p>L1.USDMXN</text:p>
          </table:table-cell>
          <table:table-cell office:value-type="float" office:value="15.450286" calcext:value-type="float">
            <text:p>15.450286</text:p>
          </table:table-cell>
          <table:table-cell office:value-type="float" office:value="0.07960842" calcext:value-type="float">
            <text:p>7.96E-02</text:p>
          </table:table-cell>
        </table:table-row>
        <table:table-row table:style-name="ro2">
          <table:table-cell office:value-type="string" calcext:value-type="string">
            <text:p>L1.GDP_WorldBank</text:p>
          </table:table-cell>
          <table:table-cell office:value-type="float" office:value="0.927113" calcext:value-type="float">
            <text:p>0.927113</text:p>
          </table:table-cell>
          <table:table-cell office:value-type="float" office:value="0.3773115" calcext:value-type="float">
            <text:p>3.77E-01</text:p>
          </table:table-cell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-3.555236" calcext:value-type="float">
            <text:p>-3.555236</text:p>
          </table:table-cell>
          <table:table-cell office:value-type="float" office:value="0.9016516" calcext:value-type="float">
            <text:p>9.02E-01</text:p>
          </table:table-cell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0.806972" calcext:value-type="float">
            <text:p>0.806972</text:p>
          </table:table-cell>
          <table:table-cell office:value-type="float" office:value="0.7092682" calcext:value-type="float">
            <text:p>7.09E-01</text:p>
          </table:table-cell>
        </table:table-row>
        <table:table-row table:style-name="ro2">
          <table:table-cell office:value-type="string" calcext:value-type="string">
            <text:p>L1.Nikkei</text:p>
          </table:table-cell>
          <table:table-cell office:value-type="float" office:value="-0.006542" calcext:value-type="float">
            <text:p>-0.006542</text:p>
          </table:table-cell>
          <table:table-cell office:value-type="float" office:value="0.2214504" calcext:value-type="float">
            <text:p>2.21E-01</text:p>
          </table:table-cell>
        </table:table-row>
        <table:table-row table:style-name="ro2">
          <table:table-cell office:value-type="string" calcext:value-type="string">
            <text:p>L1.S&amp;PTSX</text:p>
          </table:table-cell>
          <table:table-cell office:value-type="float" office:value="0.028926" calcext:value-type="float">
            <text:p>0.028926</text:p>
          </table:table-cell>
          <table:table-cell office:value-type="float" office:value="0.00363574" calcext:value-type="float">
            <text:p>3.64E-03</text:p>
          </table:table-cell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036898" calcext:value-type="float">
            <text:p>0.036898</text:p>
          </table:table-cell>
          <table:table-cell office:value-type="float" office:value="0.02215149" calcext:value-type="float">
            <text:p>2.22E-02</text:p>
          </table:table-cell>
        </table:table-row>
        <table:table-row table:style-name="ro2">
          <table:table-cell office:value-type="string" calcext:value-type="string">
            <text:p>L1.Materials</text:p>
          </table:table-cell>
          <table:table-cell office:value-type="float" office:value="0.51213" calcext:value-type="float">
            <text:p>0.51213</text:p>
          </table:table-cell>
          <table:table-cell office:value-type="float" office:value="5.061048E-015" calcext:value-type="float">
            <text:p>5.06E-15</text:p>
          </table:table-cell>
        </table:table-row>
        <table:table-row table:style-name="ro2">
          <table:table-cell office:value-type="string" calcext:value-type="string">
            <text:p>L2.USDMXN</text:p>
          </table:table-cell>
          <table:table-cell office:value-type="float" office:value="4.45972" calcext:value-type="float">
            <text:p>4.45972</text:p>
          </table:table-cell>
          <table:table-cell office:value-type="float" office:value="0.7362026" calcext:value-type="float">
            <text:p>7.36E-01</text:p>
          </table:table-cell>
        </table:table-row>
        <table:table-row table:style-name="ro2">
          <table:table-cell office:value-type="string" calcext:value-type="string">
            <text:p>L2.GDP_WorldBank</text:p>
          </table:table-cell>
          <table:table-cell office:value-type="float" office:value="-0.921497" calcext:value-type="float">
            <text:p>-0.921497</text:p>
          </table:table-cell>
          <table:table-cell office:value-type="float" office:value="0.6422157" calcext:value-type="float">
            <text:p>6.42E-01</text:p>
          </table:table-cell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1.224139" calcext:value-type="float">
            <text:p>1.224139</text:p>
          </table:table-cell>
          <table:table-cell office:value-type="float" office:value="0.9800902" calcext:value-type="float">
            <text:p>9.80E-01</text:p>
          </table:table-cell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-0.546214" calcext:value-type="float">
            <text:p>-0.546214</text:p>
          </table:table-cell>
          <table:table-cell office:value-type="float" office:value="0.8508694" calcext:value-type="float">
            <text:p>8.51E-01</text:p>
          </table:table-cell>
        </table:table-row>
        <table:table-row table:style-name="ro2">
          <table:table-cell office:value-type="string" calcext:value-type="string">
            <text:p>L2.Nikkei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.920028" calcext:value-type="float">
            <text:p>9.20E-01</text:p>
          </table:table-cell>
        </table:table-row>
        <table:table-row table:style-name="ro2">
          <table:table-cell office:value-type="string" calcext:value-type="string">
            <text:p>L2.S&amp;PTSX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.9022876" calcext:value-type="float">
            <text:p>9.02E-01</text:p>
          </table:table-cell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034721" calcext:value-type="float">
            <text:p>-0.034721</text:p>
          </table:table-cell>
          <table:table-cell office:value-type="float" office:value="0.1729086" calcext:value-type="float">
            <text:p>1.73E-01</text:p>
          </table:table-cell>
        </table:table-row>
        <table:table-row table:style-name="ro2">
          <table:table-cell office:value-type="string" calcext:value-type="string">
            <text:p>L2.Materials</text:p>
          </table:table-cell>
          <table:table-cell office:value-type="float" office:value="0.273121" calcext:value-type="float">
            <text:p>0.273121</text:p>
          </table:table-cell>
          <table:table-cell office:value-type="float" office:value="0.0001456009" calcext:value-type="float">
            <text:p>1.46E-04</text:p>
          </table:table-cell>
        </table:table-row>
        <table:table-row table:style-name="ro2">
          <table:table-cell office:value-type="string" calcext:value-type="string">
            <text:p>L3.USDMXN</text:p>
          </table:table-cell>
          <table:table-cell office:value-type="float" office:value="-14.693698" calcext:value-type="float">
            <text:p>-14.693698</text:p>
          </table:table-cell>
          <table:table-cell office:value-type="float" office:value="0.09732302" calcext:value-type="float">
            <text:p>9.73E-02</text:p>
          </table:table-cell>
        </table:table-row>
        <table:table-row table:style-name="ro2">
          <table:table-cell office:value-type="string" calcext:value-type="string">
            <text:p>L3.GDP_WorldBank</text:p>
          </table:table-cell>
          <table:table-cell office:value-type="float" office:value="0.040345" calcext:value-type="float">
            <text:p>0.040345</text:p>
          </table:table-cell>
          <table:table-cell office:value-type="float" office:value="0.9689172" calcext:value-type="float">
            <text:p>9.69E-01</text:p>
          </table:table-cell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5.28351" calcext:value-type="float">
            <text:p>5.28351</text:p>
          </table:table-cell>
          <table:table-cell office:value-type="float" office:value="0.8520095" calcext:value-type="float">
            <text:p>8.52E-01</text:p>
          </table:table-cell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0.504858" calcext:value-type="float">
            <text:p>0.504858</text:p>
          </table:table-cell>
          <table:table-cell office:value-type="float" office:value="0.8108757" calcext:value-type="float">
            <text:p>8.11E-01</text:p>
          </table:table-cell>
        </table:table-row>
        <table:table-row table:style-name="ro2">
          <table:table-cell office:value-type="string" calcext:value-type="string">
            <text:p>L3.Nikkei</text:p>
          </table:table-cell>
          <table:table-cell office:value-type="float" office:value="0.002779" calcext:value-type="float">
            <text:p>0.002779</text:p>
          </table:table-cell>
          <table:table-cell office:value-type="float" office:value="0.6146847" calcext:value-type="float">
            <text:p>6.15E-01</text:p>
          </table:table-cell>
        </table:table-row>
        <table:table-row table:style-name="ro2">
          <table:table-cell office:value-type="string" calcext:value-type="string">
            <text:p>L3.S&amp;PTSX</text:p>
          </table:table-cell>
          <table:table-cell office:value-type="float" office:value="-0.030181" calcext:value-type="float">
            <text:p>-0.030181</text:p>
          </table:table-cell>
          <table:table-cell office:value-type="float" office:value="0.002754963" calcext:value-type="float">
            <text:p>2.75E-03</text:p>
          </table:table-cell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0.8261314" calcext:value-type="float">
            <text:p>8.26E-01</text:p>
          </table:table-cell>
        </table:table-row>
        <table:table-row table:style-name="ro2">
          <table:table-cell office:value-type="string" calcext:value-type="string">
            <text:p>L3.Materials</text:p>
          </table:table-cell>
          <table:table-cell office:value-type="float" office:value="0.117348" calcext:value-type="float">
            <text:p>0.117348</text:p>
          </table:table-cell>
          <table:table-cell office:value-type="float" office:value="0.07333081" calcext:value-type="float">
            <text:p>7.33E-02</text:p>
          </table:table-cell>
        </table:table-row>
        <calcext:conditional-formats>
          <calcext:conditional-format calcext:target-range-address="Materials.A4:Materials.A28">
            <calcext:condition calcext:apply-style-name="Good" calcext:value="formula-is(([.C4] &lt; 0.05))" calcext:base-cell-address="Materials.A4"/>
          </calcext:conditional-format>
        </calcext:conditional-formats>
      </table:table>
      <table:table table:name="Industrial" table:style-name="ta1">
        <table:table-column table:style-name="co2" table:default-cell-style-name="ce10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Industrial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3"/>
        </table:table-row>
        <table:table-row table:style-name="ro3">
          <table:table-cell table:style-name="Default"/>
          <table:table-cell office:value-type="string" calcext:value-type="string">
            <text:p>Coeff</text:p>
          </table:table-cell>
          <table:table-cell office:value-type="string" calcext:value-type="string">
            <text:p>p-values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157.795983" calcext:value-type="float">
            <text:p>-157.795983</text:p>
          </table:table-cell>
          <table:table-cell office:value-type="float" office:value="0.029272" calcext:value-type="float">
            <text:p>0.029272</text:p>
          </table:table-cell>
        </table:table-row>
        <table:table-row table:style-name="ro2">
          <table:table-cell office:value-type="string" calcext:value-type="string">
            <text:p>L1.GDP_WorldBank</text:p>
          </table:table-cell>
          <table:table-cell office:value-type="float" office:value="1.167446" calcext:value-type="float">
            <text:p>1.167446</text:p>
          </table:table-cell>
          <table:table-cell office:value-type="float" office:value="0.673796" calcext:value-type="float">
            <text:p>0.673796</text:p>
          </table:table-cell>
        </table:table-row>
        <table:table-row table:style-name="ro2">
          <table:table-cell office:value-type="string" calcext:value-type="string">
            <text:p>L1.Inflation</text:p>
          </table:table-cell>
          <table:table-cell office:value-type="float" office:value="-782.753388" calcext:value-type="float">
            <text:p>-782.753388</text:p>
          </table:table-cell>
          <table:table-cell office:value-type="float" office:value="0.210122" calcext:value-type="float">
            <text:p>0.210122</text:p>
          </table:table-cell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22.338283" calcext:value-type="float">
            <text:p>22.338283</text:p>
          </table:table-cell>
          <table:table-cell office:value-type="float" office:value="0.777629" calcext:value-type="float">
            <text:p>0.777629</text:p>
          </table:table-cell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-5.216373" calcext:value-type="float">
            <text:p>-5.216373</text:p>
          </table:table-cell>
          <table:table-cell office:value-type="float" office:value="0.366205" calcext:value-type="float">
            <text:p>0.366205</text:p>
          </table:table-cell>
        </table:table-row>
        <table:table-row table:style-name="ro2">
          <table:table-cell office:value-type="string" calcext:value-type="string">
            <text:p>L1.Nikkei 225</text:p>
          </table:table-cell>
          <table:table-cell office:value-type="float" office:value="-0.007195" calcext:value-type="float">
            <text:p>-0.007195</text:p>
          </table:table-cell>
          <table:table-cell office:value-type="float" office:value="0.539557" calcext:value-type="float">
            <text:p>0.539557</text:p>
          </table:table-cell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020947" calcext:value-type="float">
            <text:p>0.020947</text:p>
          </table:table-cell>
          <table:table-cell office:value-type="float" office:value="0.632398" calcext:value-type="float">
            <text:p>0.632398</text:p>
          </table:table-cell>
        </table:table-row>
        <table:table-row table:style-name="ro2">
          <table:table-cell office:value-type="string" calcext:value-type="string">
            <text:p>L1.Industrial</text:p>
          </table:table-cell>
          <table:table-cell office:value-type="float" office:value="-0.043112" calcext:value-type="float">
            <text:p>-0.043112</text:p>
          </table:table-cell>
          <table:table-cell office:value-type="float" office:value="0.503738" calcext:value-type="float">
            <text:p>0.503738</text:p>
          </table:table-cell>
        </table:table-row>
        <table:table-row table:style-name="ro2">
          <table:table-cell office:value-type="string" calcext:value-type="string">
            <text:p>L2.GDP_WorldBank</text:p>
          </table:table-cell>
          <table:table-cell office:value-type="float" office:value="-4.702049" calcext:value-type="float">
            <text:p>-4.702049</text:p>
          </table:table-cell>
          <table:table-cell office:value-type="float" office:value="0.384126" calcext:value-type="float">
            <text:p>0.384126</text:p>
          </table:table-cell>
        </table:table-row>
        <table:table-row table:style-name="ro2">
          <table:table-cell office:value-type="string" calcext:value-type="string">
            <text:p>L2.Inflation</text:p>
          </table:table-cell>
          <table:table-cell office:value-type="float" office:value="1689.107311" calcext:value-type="float">
            <text:p>1689.107311</text:p>
          </table:table-cell>
          <table:table-cell office:value-type="float" office:value="0.126666" calcext:value-type="float">
            <text:p>0.126666</text:p>
          </table:table-cell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16.360164" calcext:value-type="float">
            <text:p>16.360164</text:p>
          </table:table-cell>
          <table:table-cell office:value-type="float" office:value="0.902911" calcext:value-type="float">
            <text:p>0.902911</text:p>
          </table:table-cell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5.608787" calcext:value-type="float">
            <text:p>5.608787</text:p>
          </table:table-cell>
          <table:table-cell office:value-type="float" office:value="0.47863" calcext:value-type="float">
            <text:p>0.47863</text:p>
          </table:table-cell>
        </table:table-row>
        <table:table-row table:style-name="ro2">
          <table:table-cell office:value-type="string" calcext:value-type="string">
            <text:p>L2.Nikkei 225</text:p>
          </table:table-cell>
          <table:table-cell office:value-type="float" office:value="0.004845" calcext:value-type="float">
            <text:p>0.004845</text:p>
          </table:table-cell>
          <table:table-cell office:value-type="float" office:value="0.775012" calcext:value-type="float">
            <text:p>0.775012</text:p>
          </table:table-cell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043723" calcext:value-type="float">
            <text:p>-0.043723</text:p>
          </table:table-cell>
          <table:table-cell office:value-type="float" office:value="0.52945" calcext:value-type="float">
            <text:p>0.52945</text:p>
          </table:table-cell>
        </table:table-row>
        <table:table-row table:style-name="ro2">
          <table:table-cell office:value-type="string" calcext:value-type="string">
            <text:p>L2.Industrial</text:p>
          </table:table-cell>
          <table:table-cell office:value-type="float" office:value="-0.034581" calcext:value-type="float">
            <text:p>-0.034581</text:p>
          </table:table-cell>
          <table:table-cell office:value-type="float" office:value="0.593806" calcext:value-type="float">
            <text:p>0.593806</text:p>
          </table:table-cell>
        </table:table-row>
        <table:table-row table:style-name="ro2">
          <table:table-cell office:value-type="string" calcext:value-type="string">
            <text:p>L3.GDP_WorldBank</text:p>
          </table:table-cell>
          <table:table-cell office:value-type="float" office:value="3.795959" calcext:value-type="float">
            <text:p>3.795959</text:p>
          </table:table-cell>
          <table:table-cell office:value-type="float" office:value="0.174969" calcext:value-type="float">
            <text:p>0.174969</text:p>
          </table:table-cell>
        </table:table-row>
        <table:table-row table:style-name="ro2">
          <table:table-cell office:value-type="string" calcext:value-type="string">
            <text:p>L3.Inflation</text:p>
          </table:table-cell>
          <table:table-cell office:value-type="float" office:value="-895.199136" calcext:value-type="float">
            <text:p>-895.199136</text:p>
          </table:table-cell>
          <table:table-cell office:value-type="float" office:value="0.155329" calcext:value-type="float">
            <text:p>0.155329</text:p>
          </table:table-cell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-45.850553" calcext:value-type="float">
            <text:p>-45.850553</text:p>
          </table:table-cell>
          <table:table-cell office:value-type="float" office:value="0.553255" calcext:value-type="float">
            <text:p>0.553255</text:p>
          </table:table-cell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1.304685" calcext:value-type="float">
            <text:p>1.304685</text:p>
          </table:table-cell>
          <table:table-cell office:value-type="float" office:value="0.819711" calcext:value-type="float">
            <text:p>0.819711</text:p>
          </table:table-cell>
        </table:table-row>
        <table:table-row table:style-name="ro2">
          <table:table-cell office:value-type="string" calcext:value-type="string">
            <text:p>L3.Nikkei 225</text:p>
          </table:table-cell>
          <table:table-cell office:value-type="float" office:value="0.005499" calcext:value-type="float">
            <text:p>0.005499</text:p>
          </table:table-cell>
          <table:table-cell office:value-type="float" office:value="0.644949" calcext:value-type="float">
            <text:p>0.644949</text:p>
          </table:table-cell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0.017359" calcext:value-type="float">
            <text:p>0.017359</text:p>
          </table:table-cell>
          <table:table-cell office:value-type="float" office:value="0.697054" calcext:value-type="float">
            <text:p>0.697054</text:p>
          </table:table-cell>
        </table:table-row>
        <table:table-row table:style-name="ro2">
          <table:table-cell office:value-type="string" calcext:value-type="string">
            <text:p>L3.Industrial</text:p>
          </table:table-cell>
          <table:table-cell office:value-type="float" office:value="-0.037255" calcext:value-type="float">
            <text:p>-0.037255</text:p>
          </table:table-cell>
          <table:table-cell office:value-type="float" office:value="0.561444" calcext:value-type="float">
            <text:p>0.561444</text:p>
          </table:table-cell>
        </table:table-row>
        <calcext:conditional-formats>
          <calcext:conditional-format calcext:target-range-address="Industrial.A4:Industrial.A25">
            <calcext:condition calcext:apply-style-name="Good" calcext:value="formula-is(([.C4] &lt; 0.05))" calcext:base-cell-address="Industrial.A4"/>
          </calcext:conditional-format>
        </calcext:conditional-formats>
      </table:table>
      <table:table table:name="Health" table:style-name="ta1">
        <table:table-column table:style-name="co2" table:default-cell-style-name="ce11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3" office:value-type="string" calcext:value-type="string">
            <text:p>Health</text:p>
          </table:table-cell>
          <table:table-cell table:style-name="ce3" table:number-columns-repeated="2"/>
        </table:table-row>
        <table:table-row table:style-name="ro1">
          <table:table-cell table:style-name="ce3" table:number-columns-repeated="3"/>
        </table:table-row>
        <table:table-row table:style-name="ro3">
          <table:table-cell table:style-name="Default"/>
          <table:table-cell office:value-type="string" calcext:value-type="string">
            <text:p>Coeff</text:p>
          </table:table-cell>
          <table:table-cell table:style-name="Default" office:value-type="string" calcext:value-type="string">
            <text:p>p-values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104.484398" calcext:value-type="float">
            <text:p>-104.484398</text:p>
          </table:table-cell>
          <table:table-cell office:value-type="float" office:value="0.00530389" calcext:value-type="float">
            <text:p>5.30E-03</text:p>
          </table:table-cell>
        </table:table-row>
        <table:table-row table:style-name="ro2">
          <table:table-cell office:value-type="string" calcext:value-type="string">
            <text:p>L1.USDMXN</text:p>
          </table:table-cell>
          <table:table-cell office:value-type="float" office:value="3.848191" calcext:value-type="float">
            <text:p>3.848191</text:p>
          </table:table-cell>
          <table:table-cell office:value-type="float" office:value="0.4597137" calcext:value-type="float">
            <text:p>4.60E-01</text:p>
          </table:table-cell>
        </table:table-row>
        <table:table-row table:style-name="ro2">
          <table:table-cell office:value-type="string" calcext:value-type="string">
            <text:p>L1.GDP_WorldBank</text:p>
          </table:table-cell>
          <table:table-cell office:value-type="float" office:value="0.960919" calcext:value-type="float">
            <text:p>0.960919</text:p>
          </table:table-cell>
          <table:table-cell office:value-type="float" office:value="0.1132544" calcext:value-type="float">
            <text:p>1.13E-01</text:p>
          </table:table-cell>
        </table:table-row>
        <table:table-row table:style-name="ro2">
          <table:table-cell office:value-type="string" calcext:value-type="string">
            <text:p>L1.Mayan</text:p>
          </table:table-cell>
          <table:table-cell office:value-type="float" office:value="0.019011" calcext:value-type="float">
            <text:p>0.019011</text:p>
          </table:table-cell>
          <table:table-cell office:value-type="float" office:value="0.5430598" calcext:value-type="float">
            <text:p>5.43E-01</text:p>
          </table:table-cell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8.835585" calcext:value-type="float">
            <text:p>8.835585</text:p>
          </table:table-cell>
          <table:table-cell office:value-type="float" office:value="0.5927725" calcext:value-type="float">
            <text:p>5.93E-01</text:p>
          </table:table-cell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-0.465781" calcext:value-type="float">
            <text:p>-0.465781</text:p>
          </table:table-cell>
          <table:table-cell office:value-type="float" office:value="0.7044804" calcext:value-type="float">
            <text:p>7.04E-01</text:p>
          </table:table-cell>
        </table:table-row>
        <table:table-row table:style-name="ro2">
          <table:table-cell office:value-type="string" calcext:value-type="string">
            <text:p>L1.Nikkei 225</text:p>
          </table:table-cell>
          <table:table-cell office:value-type="float" office:value="-0.001129" calcext:value-type="float">
            <text:p>-0.001129</text:p>
          </table:table-cell>
          <table:table-cell office:value-type="float" office:value="0.710401" calcext:value-type="float">
            <text:p>7.10E-01</text:p>
          </table:table-cell>
        </table:table-row>
        <table:table-row table:style-name="ro2">
          <table:table-cell office:value-type="string" calcext:value-type="string">
            <text:p>L1.S&amp;PTSX</text:p>
          </table:table-cell>
          <table:table-cell office:value-type="float" office:value="-0.000509" calcext:value-type="float">
            <text:p>-0.000509</text:p>
          </table:table-cell>
          <table:table-cell office:value-type="float" office:value="0.9323932" calcext:value-type="float">
            <text:p>9.32E-01</text:p>
          </table:table-cell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016444" calcext:value-type="float">
            <text:p>0.016444</text:p>
          </table:table-cell>
          <table:table-cell office:value-type="float" office:value="0.07691398" calcext:value-type="float">
            <text:p>7.69E-02</text:p>
          </table:table-cell>
        </table:table-row>
        <table:table-row table:style-name="ro2">
          <table:table-cell office:value-type="string" calcext:value-type="string">
            <text:p>L1.Health</text:p>
          </table:table-cell>
          <table:table-cell office:value-type="float" office:value="0.444818" calcext:value-type="float">
            <text:p>0.444818</text:p>
          </table:table-cell>
          <table:table-cell office:value-type="float" office:value="0.000000000003084722" calcext:value-type="float">
            <text:p>3.08E-12</text:p>
          </table:table-cell>
        </table:table-row>
        <table:table-row table:style-name="ro2">
          <table:table-cell office:value-type="string" calcext:value-type="string">
            <text:p>L2.USDMXN</text:p>
          </table:table-cell>
          <table:table-cell office:value-type="float" office:value="-2.812296" calcext:value-type="float">
            <text:p>-2.812296</text:p>
          </table:table-cell>
          <table:table-cell office:value-type="float" office:value="0.7102515" calcext:value-type="float">
            <text:p>7.10E-01</text:p>
          </table:table-cell>
        </table:table-row>
        <table:table-row table:style-name="ro2">
          <table:table-cell office:value-type="string" calcext:value-type="string">
            <text:p>L2.GDP_WorldBank</text:p>
          </table:table-cell>
          <table:table-cell office:value-type="float" office:value="-0.786563" calcext:value-type="float">
            <text:p>-0.786563</text:p>
          </table:table-cell>
          <table:table-cell office:value-type="float" office:value="0.488977" calcext:value-type="float">
            <text:p>4.89E-01</text:p>
          </table:table-cell>
        </table:table-row>
        <table:table-row table:style-name="ro2">
          <table:table-cell office:value-type="string" calcext:value-type="string">
            <text:p>L2.Mayan</text:p>
          </table:table-cell>
          <table:table-cell office:value-type="float" office:value="0.046812" calcext:value-type="float">
            <text:p>0.046812</text:p>
          </table:table-cell>
          <table:table-cell office:value-type="float" office:value="0.2980027" calcext:value-type="float">
            <text:p>2.98E-01</text:p>
          </table:table-cell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-4.985273" calcext:value-type="float">
            <text:p>-4.985273</text:p>
          </table:table-cell>
          <table:table-cell office:value-type="float" office:value="0.8580684" calcext:value-type="float">
            <text:p>8.58E-01</text:p>
          </table:table-cell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0.724332" calcext:value-type="float">
            <text:p>0.724332</text:p>
          </table:table-cell>
          <table:table-cell office:value-type="float" office:value="0.6614545" calcext:value-type="float">
            <text:p>6.61E-01</text:p>
          </table:table-cell>
        </table:table-row>
        <table:table-row table:style-name="ro2">
          <table:table-cell office:value-type="string" calcext:value-type="string">
            <text:p>L2.Nikkei 225</text:p>
          </table:table-cell>
          <table:table-cell office:value-type="float" office:value="-0.002172" calcext:value-type="float">
            <text:p>-0.002172</text:p>
          </table:table-cell>
          <table:table-cell office:value-type="float" office:value="0.6339466" calcext:value-type="float">
            <text:p>6.34E-01</text:p>
          </table:table-cell>
        </table:table-row>
        <table:table-row table:style-name="ro2">
          <table:table-cell office:value-type="string" calcext:value-type="string">
            <text:p>L2.S&amp;PTSX</text:p>
          </table:table-cell>
          <table:table-cell office:value-type="float" office:value="0.015241" calcext:value-type="float">
            <text:p>0.015241</text:p>
          </table:table-cell>
          <table:table-cell office:value-type="float" office:value="0.08735205" calcext:value-type="float">
            <text:p>8.74E-02</text:p>
          </table:table-cell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012425" calcext:value-type="float">
            <text:p>-0.012425</text:p>
          </table:table-cell>
          <table:table-cell office:value-type="float" office:value="0.3929127" calcext:value-type="float">
            <text:p>3.93E-01</text:p>
          </table:table-cell>
        </table:table-row>
        <table:table-row table:style-name="ro2">
          <table:table-cell office:value-type="string" calcext:value-type="string">
            <text:p>L2.Health</text:p>
          </table:table-cell>
          <table:table-cell office:value-type="float" office:value="0.267349" calcext:value-type="float">
            <text:p>0.267349</text:p>
          </table:table-cell>
          <table:table-cell office:value-type="float" office:value="0.00008749368" calcext:value-type="float">
            <text:p>8.75E-05</text:p>
          </table:table-cell>
        </table:table-row>
        <table:table-row table:style-name="ro2">
          <table:table-cell office:value-type="string" calcext:value-type="string">
            <text:p>L3.USDMXN</text:p>
          </table:table-cell>
          <table:table-cell office:value-type="float" office:value="0.561045" calcext:value-type="float">
            <text:p>0.561045</text:p>
          </table:table-cell>
          <table:table-cell office:value-type="float" office:value="0.9111153" calcext:value-type="float">
            <text:p>9.11E-01</text:p>
          </table:table-cell>
        </table:table-row>
        <table:table-row table:style-name="ro2">
          <table:table-cell office:value-type="string" calcext:value-type="string">
            <text:p>L3.GDP_WorldBank</text:p>
          </table:table-cell>
          <table:table-cell office:value-type="float" office:value="-0.106976" calcext:value-type="float">
            <text:p>-0.106976</text:p>
          </table:table-cell>
          <table:table-cell office:value-type="float" office:value="0.8571106" calcext:value-type="float">
            <text:p>8.57E-01</text:p>
          </table:table-cell>
        </table:table-row>
        <table:table-row table:style-name="ro2">
          <table:table-cell office:value-type="string" calcext:value-type="string">
            <text:p>L3.Mayan</text:p>
          </table:table-cell>
          <table:table-cell office:value-type="float" office:value="-0.05441" calcext:value-type="float">
            <text:p>-0.05441</text:p>
          </table:table-cell>
          <table:table-cell office:value-type="float" office:value="0.09411573" calcext:value-type="float">
            <text:p>9.41E-02</text:p>
          </table:table-cell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9.270282" calcext:value-type="float">
            <text:p>9.270282</text:p>
          </table:table-cell>
          <table:table-cell office:value-type="float" office:value="0.5708601" calcext:value-type="float">
            <text:p>5.71E-01</text:p>
          </table:table-cell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-0.106601" calcext:value-type="float">
            <text:p>-0.106601</text:p>
          </table:table-cell>
          <table:table-cell office:value-type="float" office:value="0.9298142" calcext:value-type="float">
            <text:p>9.30E-01</text:p>
          </table:table-cell>
        </table:table-row>
        <table:table-row table:style-name="ro2">
          <table:table-cell office:value-type="string" calcext:value-type="string">
            <text:p>L3.Nikkei 225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0.1832806" calcext:value-type="float">
            <text:p>1.83E-01</text:p>
          </table:table-cell>
        </table:table-row>
        <table:table-row table:style-name="ro2">
          <table:table-cell office:value-type="string" calcext:value-type="string">
            <text:p>L3.S&amp;PTSX</text:p>
          </table:table-cell>
          <table:table-cell office:value-type="float" office:value="-0.016576" calcext:value-type="float">
            <text:p>-0.016576</text:p>
          </table:table-cell>
          <table:table-cell office:value-type="float" office:value="0.005725719" calcext:value-type="float">
            <text:p>5.73E-03</text:p>
          </table:table-cell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9873245" calcext:value-type="float">
            <text:p>9.87E-01</text:p>
          </table:table-cell>
        </table:table-row>
        <table:table-row table:style-name="ro2">
          <table:table-cell office:value-type="string" calcext:value-type="string">
            <text:p>L3.Health</text:p>
          </table:table-cell>
          <table:table-cell office:value-type="float" office:value="0.135421" calcext:value-type="float">
            <text:p>0.135421</text:p>
          </table:table-cell>
          <table:table-cell office:value-type="float" office:value="0.03103183" calcext:value-type="float">
            <text:p>3.10E-02</text:p>
          </table:table-cell>
        </table:table-row>
        <calcext:conditional-formats>
          <calcext:conditional-format calcext:target-range-address="Health.A4:Health.A31">
            <calcext:condition calcext:apply-style-name="Good" calcext:value="formula-is(([.C4] &lt; 0.05))" calcext:base-cell-address="Health.A4"/>
          </calcext:conditional-format>
        </calcext:conditional-formats>
      </table:table>
      <table:table table:name="Financial" table:style-name="ta1">
        <table:table-column table:style-name="co2" table:default-cell-style-name="ce12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3" office:value-type="string" calcext:value-type="string">
            <text:p>Financial</text:p>
          </table:table-cell>
          <table:table-cell table:style-name="ce3" table:number-columns-repeated="2"/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Coeff</text:p>
          </table:table-cell>
          <table:table-cell table:style-name="Default" office:value-type="string" calcext:value-type="string">
            <text:p>p-values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142.637186" calcext:value-type="float">
            <text:p>142.637186</text:p>
          </table:table-cell>
          <table:table-cell office:value-type="float" office:value="0.0000001971248" calcext:value-type="float">
            <text:p>1.97E-07</text:p>
          </table:table-cell>
        </table:table-row>
        <table:table-row table:style-name="ro2">
          <table:table-cell office:value-type="string" calcext:value-type="string">
            <text:p>L1.GDP_WorldBank</text:p>
          </table:table-cell>
          <table:table-cell office:value-type="float" office:value="0.555106" calcext:value-type="float">
            <text:p>0.555106</text:p>
          </table:table-cell>
          <table:table-cell office:value-type="float" office:value="0.4163913" calcext:value-type="float">
            <text:p>4.16E-01</text:p>
          </table:table-cell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-6.213163" calcext:value-type="float">
            <text:p>-6.213163</text:p>
          </table:table-cell>
          <table:table-cell office:value-type="float" office:value="0.7498128" calcext:value-type="float">
            <text:p>7.50E-01</text:p>
          </table:table-cell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-2.519679" calcext:value-type="float">
            <text:p>-2.519679</text:p>
          </table:table-cell>
          <table:table-cell office:value-type="float" office:value="0.07284201" calcext:value-type="float">
            <text:p>7.28E-02</text:p>
          </table:table-cell>
        </table:table-row>
        <table:table-row table:style-name="ro2">
          <table:table-cell office:value-type="string" calcext:value-type="string">
            <text:p>L1.S&amp;P500</text:p>
          </table:table-cell>
          <table:table-cell office:value-type="float" office:value="-0.006716" calcext:value-type="float">
            <text:p>-0.006716</text:p>
          </table:table-cell>
          <table:table-cell office:value-type="float" office:value="0.8624738" calcext:value-type="float">
            <text:p>8.62E-01</text:p>
          </table:table-cell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0.1807918" calcext:value-type="float">
            <text:p>1.81E-01</text:p>
          </table:table-cell>
        </table:table-row>
        <table:table-row table:style-name="ro2">
          <table:table-cell office:value-type="string" calcext:value-type="string">
            <text:p>L1.Financial</text:p>
          </table:table-cell>
          <table:table-cell office:value-type="float" office:value="0.122608" calcext:value-type="float">
            <text:p>0.122608</text:p>
          </table:table-cell>
          <table:table-cell office:value-type="float" office:value="0.05380456" calcext:value-type="float">
            <text:p>5.38E-02</text:p>
          </table:table-cell>
        </table:table-row>
        <table:table-row table:style-name="ro2">
          <table:table-cell office:value-type="string" calcext:value-type="string">
            <text:p>L2.GDP_WorldBank</text:p>
          </table:table-cell>
          <table:table-cell office:value-type="float" office:value="-1.067137" calcext:value-type="float">
            <text:p>-1.067137</text:p>
          </table:table-cell>
          <table:table-cell office:value-type="float" office:value="0.4202801" calcext:value-type="float">
            <text:p>4.20E-01</text:p>
          </table:table-cell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14.312349" calcext:value-type="float">
            <text:p>14.312349</text:p>
          </table:table-cell>
          <table:table-cell office:value-type="float" office:value="0.6646324" calcext:value-type="float">
            <text:p>6.65E-01</text:p>
          </table:table-cell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1.332643" calcext:value-type="float">
            <text:p>1.332643</text:p>
          </table:table-cell>
          <table:table-cell office:value-type="float" office:value="0.4923906" calcext:value-type="float">
            <text:p>4.92E-01</text:p>
          </table:table-cell>
        </table:table-row>
        <table:table-row table:style-name="ro2">
          <table:table-cell office:value-type="string" calcext:value-type="string">
            <text:p>L2.S&amp;P500</text:p>
          </table:table-cell>
          <table:table-cell office:value-type="float" office:value="0.037672" calcext:value-type="float">
            <text:p>0.037672</text:p>
          </table:table-cell>
          <table:table-cell office:value-type="float" office:value="0.5096492" calcext:value-type="float">
            <text:p>5.10E-01</text:p>
          </table:table-cell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012649" calcext:value-type="float">
            <text:p>-0.012649</text:p>
          </table:table-cell>
          <table:table-cell office:value-type="float" office:value="0.4633188" calcext:value-type="float">
            <text:p>4.63E-01</text:p>
          </table:table-cell>
        </table:table-row>
        <table:table-row table:style-name="ro2">
          <table:table-cell office:value-type="string" calcext:value-type="string">
            <text:p>L2.Financial</text:p>
          </table:table-cell>
          <table:table-cell office:value-type="float" office:value="0.132207" calcext:value-type="float">
            <text:p>0.132207</text:p>
          </table:table-cell>
          <table:table-cell office:value-type="float" office:value="0.03876112" calcext:value-type="float">
            <text:p>3.88E-02</text:p>
          </table:table-cell>
        </table:table-row>
        <table:table-row table:style-name="ro2">
          <table:table-cell office:value-type="string" calcext:value-type="string">
            <text:p>L3.GDP_WorldBank</text:p>
          </table:table-cell>
          <table:table-cell office:value-type="float" office:value="0.515919" calcext:value-type="float">
            <text:p>0.515919</text:p>
          </table:table-cell>
          <table:table-cell office:value-type="float" office:value="0.447841" calcext:value-type="float">
            <text:p>4.48E-01</text:p>
          </table:table-cell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-24.661866" calcext:value-type="float">
            <text:p>-24.661866</text:p>
          </table:table-cell>
          <table:table-cell office:value-type="float" office:value="0.1978624" calcext:value-type="float">
            <text:p>1.98E-01</text:p>
          </table:table-cell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-0.317609" calcext:value-type="float">
            <text:p>-0.317609</text:p>
          </table:table-cell>
          <table:table-cell office:value-type="float" office:value="0.8201868" calcext:value-type="float">
            <text:p>8.20E-01</text:p>
          </table:table-cell>
        </table:table-row>
        <table:table-row table:style-name="ro2">
          <table:table-cell office:value-type="string" calcext:value-type="string">
            <text:p>L3.S&amp;P500</text:p>
          </table:table-cell>
          <table:table-cell office:value-type="float" office:value="-0.035944" calcext:value-type="float">
            <text:p>-0.035944</text:p>
          </table:table-cell>
          <table:table-cell office:value-type="float" office:value="0.3756761" calcext:value-type="float">
            <text:p>3.76E-01</text:p>
          </table:table-cell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-0.003748" calcext:value-type="float">
            <text:p>-0.003748</text:p>
          </table:table-cell>
          <table:table-cell office:value-type="float" office:value="0.7332668" calcext:value-type="float">
            <text:p>7.33E-01</text:p>
          </table:table-cell>
        </table:table-row>
        <table:table-row table:style-name="ro2">
          <table:table-cell office:value-type="string" calcext:value-type="string">
            <text:p>L3.Financial</text:p>
          </table:table-cell>
          <table:table-cell office:value-type="float" office:value="0.14211" calcext:value-type="float">
            <text:p>0.14211</text:p>
          </table:table-cell>
          <table:table-cell office:value-type="float" office:value="0.02387376" calcext:value-type="float">
            <text:p>2.39E-02</text:p>
          </table:table-cell>
        </table:table-row>
        <calcext:conditional-formats>
          <calcext:conditional-format calcext:target-range-address="Financial.A4:Financial.A22">
            <calcext:condition calcext:apply-style-name="Good" calcext:value="formula-is(([.C4] &lt; 0.05))" calcext:base-cell-address="Financial.A4"/>
          </calcext:conditional-format>
        </calcext:conditional-formats>
      </table:table>
      <table:table table:name="Consumer Discretionary" table:style-name="ta1">
        <table:table-column table:style-name="co2" table:default-cell-style-name="ce13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ce3" office:value-type="string" calcext:value-type="string">
            <text:p>Consumer Discretionary</text:p>
          </table:table-cell>
          <table:table-cell table:style-name="ce3" table:number-columns-repeated="2"/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Coeff</text:p>
          </table:table-cell>
          <table:table-cell table:style-name="Default" office:value-type="string" calcext:value-type="string">
            <text:p>p-values</text:p>
          </table:table-cell>
        </table:table-row>
        <table:table-row table:style-name="ro2">
          <table:table-cell office:value-type="string" calcext:value-type="string">
            <text:p>const</text:p>
          </table:table-cell>
          <table:table-cell office:value-type="float" office:value="-974.507874" calcext:value-type="float">
            <text:p>-974.507874</text:p>
          </table:table-cell>
          <table:table-cell office:value-type="float" office:value="0.0000000007622301" calcext:value-type="float">
            <text:p>7.62E-10</text:p>
          </table:table-cell>
        </table:table-row>
        <table:table-row table:style-name="ro2">
          <table:table-cell office:value-type="string" calcext:value-type="string">
            <text:p>L1.USDMXN</text:p>
          </table:table-cell>
          <table:table-cell office:value-type="float" office:value="50.052375" calcext:value-type="float">
            <text:p>50.052375</text:p>
          </table:table-cell>
          <table:table-cell office:value-type="float" office:value="0.2089749" calcext:value-type="float">
            <text:p>2.09E-01</text:p>
          </table:table-cell>
        </table:table-row>
        <table:table-row table:style-name="ro2">
          <table:table-cell office:value-type="string" calcext:value-type="string">
            <text:p>L1.GDP_WorldBank</text:p>
          </table:table-cell>
          <table:table-cell office:value-type="float" office:value="3.776341" calcext:value-type="float">
            <text:p>3.776341</text:p>
          </table:table-cell>
          <table:table-cell office:value-type="float" office:value="0.427429" calcext:value-type="float">
            <text:p>4.27E-01</text:p>
          </table:table-cell>
        </table:table-row>
        <table:table-row table:style-name="ro2">
          <table:table-cell office:value-type="string" calcext:value-type="string">
            <text:p>L1.Unemployment_rate</text:p>
          </table:table-cell>
          <table:table-cell office:value-type="float" office:value="123.597237" calcext:value-type="float">
            <text:p>123.597237</text:p>
          </table:table-cell>
          <table:table-cell office:value-type="float" office:value="0.3588063" calcext:value-type="float">
            <text:p>3.59E-01</text:p>
          </table:table-cell>
        </table:table-row>
        <table:table-row table:style-name="ro2">
          <table:table-cell office:value-type="string" calcext:value-type="string">
            <text:p>L1.CETES_AverageYield</text:p>
          </table:table-cell>
          <table:table-cell office:value-type="float" office:value="-7.366947" calcext:value-type="float">
            <text:p>-7.366947</text:p>
          </table:table-cell>
          <table:table-cell office:value-type="float" office:value="0.4645253" calcext:value-type="float">
            <text:p>4.65E-01</text:p>
          </table:table-cell>
        </table:table-row>
        <table:table-row table:style-name="ro2">
          <table:table-cell office:value-type="string" calcext:value-type="string">
            <text:p>L1.Nikkei 225</text:p>
          </table:table-cell>
          <table:table-cell office:value-type="float" office:value="-0.019495" calcext:value-type="float">
            <text:p>-0.019495</text:p>
          </table:table-cell>
          <table:table-cell office:value-type="float" office:value="0.3461239" calcext:value-type="float">
            <text:p>3.46E-01</text:p>
          </table:table-cell>
        </table:table-row>
        <table:table-row table:style-name="ro2">
          <table:table-cell office:value-type="string" calcext:value-type="string">
            <text:p>L1.SSE</text:p>
          </table:table-cell>
          <table:table-cell office:value-type="float" office:value="0.054915" calcext:value-type="float">
            <text:p>0.054915</text:p>
          </table:table-cell>
          <table:table-cell office:value-type="float" office:value="0.467361" calcext:value-type="float">
            <text:p>4.67E-01</text:p>
          </table:table-cell>
        </table:table-row>
        <table:table-row table:style-name="ro2">
          <table:table-cell office:value-type="string" calcext:value-type="string">
            <text:p>L1.Consumer Discretionary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6682295" calcext:value-type="float">
            <text:p>6.68E-01</text:p>
          </table:table-cell>
        </table:table-row>
        <table:table-row table:style-name="ro2">
          <table:table-cell office:value-type="string" calcext:value-type="string">
            <text:p>L2.USDMXN</text:p>
          </table:table-cell>
          <table:table-cell office:value-type="float" office:value="-38.923917" calcext:value-type="float">
            <text:p>-38.923917</text:p>
          </table:table-cell>
          <table:table-cell office:value-type="float" office:value="0.5255231" calcext:value-type="float">
            <text:p>5.26E-01</text:p>
          </table:table-cell>
        </table:table-row>
        <table:table-row table:style-name="ro2">
          <table:table-cell office:value-type="string" calcext:value-type="string">
            <text:p>L2.GDP_WorldBank</text:p>
          </table:table-cell>
          <table:table-cell office:value-type="float" office:value="-9.991776" calcext:value-type="float">
            <text:p>-9.991776</text:p>
          </table:table-cell>
          <table:table-cell office:value-type="float" office:value="0.2813414" calcext:value-type="float">
            <text:p>2.81E-01</text:p>
          </table:table-cell>
        </table:table-row>
        <table:table-row table:style-name="ro2">
          <table:table-cell office:value-type="string" calcext:value-type="string">
            <text:p>L2.Unemployment_rate</text:p>
          </table:table-cell>
          <table:table-cell office:value-type="float" office:value="6.745035" calcext:value-type="float">
            <text:p>6.745035</text:p>
          </table:table-cell>
          <table:table-cell office:value-type="float" office:value="0.9766264" calcext:value-type="float">
            <text:p>9.77E-01</text:p>
          </table:table-cell>
        </table:table-row>
        <table:table-row table:style-name="ro2">
          <table:table-cell office:value-type="string" calcext:value-type="string">
            <text:p>L2.CETES_AverageYield</text:p>
          </table:table-cell>
          <table:table-cell office:value-type="float" office:value="6.77648" calcext:value-type="float">
            <text:p>6.77648</text:p>
          </table:table-cell>
          <table:table-cell office:value-type="float" office:value="0.6222092" calcext:value-type="float">
            <text:p>6.22E-01</text:p>
          </table:table-cell>
        </table:table-row>
        <table:table-row table:style-name="ro2">
          <table:table-cell office:value-type="string" calcext:value-type="string">
            <text:p>L2.Nikkei 225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8971725" calcext:value-type="float">
            <text:p>8.97E-01</text:p>
          </table:table-cell>
        </table:table-row>
        <table:table-row table:style-name="ro2">
          <table:table-cell office:value-type="string" calcext:value-type="string">
            <text:p>L2.SSE</text:p>
          </table:table-cell>
          <table:table-cell office:value-type="float" office:value="-0.098474" calcext:value-type="float">
            <text:p>-0.098474</text:p>
          </table:table-cell>
          <table:table-cell office:value-type="float" office:value="0.4115839" calcext:value-type="float">
            <text:p>4.12E-01</text:p>
          </table:table-cell>
        </table:table-row>
        <table:table-row table:style-name="ro2">
          <table:table-cell office:value-type="string" calcext:value-type="string">
            <text:p>L2.Consumer Discretionary</text:p>
          </table:table-cell>
          <table:table-cell office:value-type="float" office:value="0.011188" calcext:value-type="float">
            <text:p>0.011188</text:p>
          </table:table-cell>
          <table:table-cell office:value-type="float" office:value="0.862641" calcext:value-type="float">
            <text:p>8.63E-01</text:p>
          </table:table-cell>
        </table:table-row>
        <table:table-row table:style-name="ro2">
          <table:table-cell office:value-type="string" calcext:value-type="string">
            <text:p>L3.USDMXN</text:p>
          </table:table-cell>
          <table:table-cell office:value-type="float" office:value="38.002663" calcext:value-type="float">
            <text:p>38.002663</text:p>
          </table:table-cell>
          <table:table-cell office:value-type="float" office:value="0.344236" calcext:value-type="float">
            <text:p>3.44E-01</text:p>
          </table:table-cell>
        </table:table-row>
        <table:table-row table:style-name="ro2">
          <table:table-cell office:value-type="string" calcext:value-type="string">
            <text:p>L3.GDP_WorldBank</text:p>
          </table:table-cell>
          <table:table-cell office:value-type="float" office:value="6.875725" calcext:value-type="float">
            <text:p>6.875725</text:p>
          </table:table-cell>
          <table:table-cell office:value-type="float" office:value="0.1538122" calcext:value-type="float">
            <text:p>1.54E-01</text:p>
          </table:table-cell>
        </table:table-row>
        <table:table-row table:style-name="ro2">
          <table:table-cell office:value-type="string" calcext:value-type="string">
            <text:p>L3.Unemployment_rate</text:p>
          </table:table-cell>
          <table:table-cell office:value-type="float" office:value="-142.770804" calcext:value-type="float">
            <text:p>-142.770804</text:p>
          </table:table-cell>
          <table:table-cell office:value-type="float" office:value="0.2849968" calcext:value-type="float">
            <text:p>2.85E-01</text:p>
          </table:table-cell>
        </table:table-row>
        <table:table-row table:style-name="ro2">
          <table:table-cell office:value-type="string" calcext:value-type="string">
            <text:p>L3.CETES_AverageYield</text:p>
          </table:table-cell>
          <table:table-cell office:value-type="float" office:value="9.849655" calcext:value-type="float">
            <text:p>9.849655</text:p>
          </table:table-cell>
          <table:table-cell office:value-type="float" office:value="0.321321" calcext:value-type="float">
            <text:p>3.21E-01</text:p>
          </table:table-cell>
        </table:table-row>
        <table:table-row table:style-name="ro2">
          <table:table-cell office:value-type="string" calcext:value-type="string">
            <text:p>L3.Nikkei 225</text:p>
          </table:table-cell>
          <table:table-cell office:value-type="float" office:value="0.020359" calcext:value-type="float">
            <text:p>0.020359</text:p>
          </table:table-cell>
          <table:table-cell office:value-type="float" office:value="0.3408499" calcext:value-type="float">
            <text:p>3.41E-01</text:p>
          </table:table-cell>
        </table:table-row>
        <table:table-row table:style-name="ro2">
          <table:table-cell office:value-type="string" calcext:value-type="string">
            <text:p>L3.SSE</text:p>
          </table:table-cell>
          <table:table-cell office:value-type="float" office:value="0.028035" calcext:value-type="float">
            <text:p>0.028035</text:p>
          </table:table-cell>
          <table:table-cell office:value-type="float" office:value="0.7149545" calcext:value-type="float">
            <text:p>7.15E-01</text:p>
          </table:table-cell>
        </table:table-row>
        <table:table-row table:style-name="ro2">
          <table:table-cell office:value-type="string" calcext:value-type="string">
            <text:p>L3.Consumer Discretionary</text:p>
          </table:table-cell>
          <table:table-cell office:value-type="float" office:value="0.018951" calcext:value-type="float">
            <text:p>0.018951</text:p>
          </table:table-cell>
          <table:table-cell office:value-type="float" office:value="0.7666069" calcext:value-type="float">
            <text:p>7.67E-01</text:p>
          </table:table-cell>
        </table:table-row>
        <calcext:conditional-formats>
          <calcext:conditional-format calcext:target-range-address="'Consumer Discretionary'.A4:'Consumer Discretionary'.A25">
            <calcext:condition calcext:apply-style-name="Good" calcext:value="formula-is(([.C4] &lt; 0.05))" calcext:base-cell-address="'Consumer Discretionary'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2:25:03.508269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3:24:02.705418944</meta:creation-date>
    <dc:date>2020-11-27T12:27:54.523701623</dc:date>
    <meta:editing-duration>PT32M37S</meta:editing-duration>
    <meta:editing-cycles>24</meta:editing-cycles>
    <meta:generator>LibreOffice/6.4.6.2$Linux_X86_64 LibreOffice_project/40$Build-2</meta:generator>
    <meta:document-statistic meta:table-count="8" meta:cell-count="615" meta:object-count="0"/>
  </office:meta>
</office:document-meta>
</file>